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officeooo:rsid="001435b4" officeooo:paragraph-rsid="001435b4"/>
    </style:style>
    <style:style style:name="P2" style:family="paragraph" style:parent-style-name="Text_20_body">
      <style:text-properties officeooo:rsid="001435b4" officeooo:paragraph-rsid="001435b4"/>
    </style:style>
    <style:style style:name="P3" style:family="paragraph" style:parent-style-name="Title">
      <style:text-properties officeooo:rsid="001435b4" officeooo:paragraph-rsid="001435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ausdokumentti</text:p>
      <text:h text:style-name="P1" text:outline-level="1">Testauksen laajuus</text:h>
      <text:p text:style-name="P2">Jokaista käännösyksikköä kohden (main.cpp:tä lukuunottamatta) luodaan yksi testitiedosto. Kussakin testitiedostossa on useampi testi jotka testaavat eri ominaisuuksia sekä ääritapauksia.</text:p>
      <text:p text:style-name="P2">Näiden lisäksi toteutetaan integraatiotestejä, jossa useampia luokkia sisällytetään suurempiin luokkiin, jotka testaavat ohjelman toimivuutta. Integraatiotestit toteutetaan kun sekä enkoodaus että dekoodaus on toteutettu.</text:p>
      <text:h text:style-name="P1" text:outline-level="1">Testien suoritus</text:h>
      <text:p text:style-name="P2">Testien suoritus toimii CMake:n sisäänrakennetun testiajoympäriston ctest:in avulla. Ohjeet README.md:ssä. Testit vaativat että Google Test on asennet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01:30:25.389660221</meta:creation-date>
    <dc:date>2017-04-16T01:35:19.497088194</dc:date>
    <meta:editing-duration>PT4M54S</meta:editing-duration>
    <meta:editing-cycles>1</meta:editing-cycles>
    <meta:generator>LibreOffice/5.3.1.2$Linux_X86_64 LibreOffice_project/30m0$Build-2</meta:generator>
    <meta:document-statistic meta:table-count="0" meta:image-count="0" meta:object-count="0" meta:page-count="1" meta:paragraph-count="6" meta:word-count="64" meta:character-count="611" meta:non-whitespace-character-count="553"/>
  </office:meta>
</office:document-meta>
</file>